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Body">
      <style:paragraph-properties style:writing-mode="lr-tb"/>
      <style:text-properties officeooo:paragraph-rsid="001ba6e2"/>
    </style:style>
    <style:style style:name="P2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officeooo:paragraph-rsid="001ba6e2" style:font-name-asian="Calibri1" style:font-name-complex="Calibri1"/>
    </style:style>
    <style:style style:name="P3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officeooo:paragraph-rsid="001d9790" style:font-name-asian="Calibri1" style:font-name-complex="Calibri1"/>
    </style:style>
    <style:style style:name="P4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officeooo:rsid="001ab549" officeooo:paragraph-rsid="001ba6e2" style:font-name-asian="Calibri1" style:font-name-complex="Calibri1"/>
    </style:style>
    <style:style style:name="P5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officeooo:rsid="001ab549" officeooo:paragraph-rsid="001d9790" style:font-name-asian="Calibri1" style:font-name-complex="Calibri1"/>
    </style:style>
    <style:style style:name="P6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fo:font-weight="bold" officeooo:paragraph-rsid="001ba6e2" style:font-name-asian="Calibri1" style:font-weight-asian="bold" style:font-name-complex="Calibri1" style:font-weight-complex="bold"/>
    </style:style>
    <style:style style:name="P7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fo:font-weight="bold" officeooo:paragraph-rsid="001d9790" style:font-name-asian="Calibri1" style:font-weight-asian="bold" style:font-name-complex="Calibri1" style:font-weight-complex="bold"/>
    </style:style>
    <style:style style:name="P8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style:text-underline-style="none" officeooo:paragraph-rsid="001ba6e2" style:font-name-asian="Calibri1" style:font-name-complex="Calibri1"/>
    </style:style>
    <style:style style:name="P9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style:text-underline-style="none" officeooo:rsid="001ab549" officeooo:paragraph-rsid="001ba6e2" style:font-name-asian="Calibri1" style:font-name-complex="Calibri1"/>
    </style:style>
    <style:style style:name="P10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1ba6e2"/>
    </style:style>
    <style:style style:name="P11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1d9790"/>
    </style:style>
    <style:style style:name="P12" style:family="paragraph" style:parent-style-name="Preformatted_20_Text">
      <style:text-properties officeooo:paragraph-rsid="001ba6e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ba6e2"/>
    </style:style>
    <style:style style:name="T4" style:family="text">
      <style:text-properties style:font-name="Calibri" fo:language="en" fo:country="US" style:text-underline-style="none" style:font-name-asian="Calibri1" style:font-name-complex="Calibri1"/>
    </style:style>
    <style:style style:name="T5" style:family="text">
      <style:text-properties style:font-name="Calibri" fo:language="en" fo:country="US" style:text-underline-style="none" officeooo:rsid="0018b532" style:font-name-asian="Calibri1" style:font-name-complex="Calibri1"/>
    </style:style>
    <style:style style:name="T6" style:family="text">
      <style:text-properties style:font-name="Calibri" fo:language="en" fo:country="US" style:text-underline-style="none" officeooo:rsid="001ba6e2" style:font-name-asian="Calibri1" style:font-name-complex="Calibri1"/>
    </style:style>
    <style:style style:name="T7" style:family="text">
      <style:text-properties style:font-name="Calibri" fo:language="en" fo:country="US" style:text-underline-style="none" officeooo:rsid="001ab549" style:font-name-asian="Calibri1" style:font-name-complex="Calibri1"/>
    </style:style>
    <style:style style:name="T8" style:family="text">
      <style:text-properties style:font-name="Calibri" fo:language="en" fo:country="US" style:text-underline-style="none" officeooo:rsid="00195c1b" style:font-name-asian="Calibri1" style:font-name-complex="Calibri1"/>
    </style:style>
    <style:style style:name="T9" style:family="text">
      <style:text-properties style:font-name="Calibri" style:text-underline-style="none" style:font-name-asian="Calibri1" style:font-name-complex="Calibri1"/>
    </style:style>
    <style:style style:name="T10" style:family="text">
      <style:text-properties officeooo:rsid="0018b532"/>
    </style:style>
    <style:style style:name="T11" style:family="text">
      <style:text-properties officeooo:rsid="001ba6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Quest 1:</text:span></text:p>
      <text:p text:style-name="P1"/>
      <text:p text:style-name="P2">Alpamish: Sir, High Commander Kutalmish wants to see you in pozitroscreen.</text:p>
      <text:p text:style-name="P2">Capo: Ok. Please connect us.</text:p>
      <text:p text:style-name="P2">Kutalmish: Hello, son. How are you?</text:p>
      <text:p text:style-name="P2">Capo: Thank you commander!</text:p>
      <text:p text:style-name="P10"><text:span text:style-name="T4">Kutalmish: I am glad to see you as </text:span><text:span text:style-name="T5">the</text:span><text:span text:style-name="T4"> </text:span><text:span text:style-name="T5">C</text:span><text:span text:style-name="T4">apo of </text:span><text:span text:style-name="T5">C</text:span><text:span text:style-name="T4">hokka. You are the only one who can terraform this planet. You should start with recieving 10 </text:span><text:span text:style-name="T5">W</text:span><text:span text:style-name="T4">aterseeker seeds and hydrating 25 tiles. Kutalmish out.</text:span></text:p>
      <text:p text:style-name="P2">Capo: Alpamish, come here please.</text:p>
      <text:p text:style-name="P2">Alpamish: Yes sir.</text:p>
      <text:p text:style-name="P10"><text:span text:style-name="T4">Capo: What the hell is a </text:span><text:span text:style-name="T5">W</text:span><text:span text:style-name="T4">aterseeker and how can I hydrate tiles? What is going on here?</text:span></text:p>
      <text:p text:style-name="P2">Alpamish: Chokka has lots of special flowers sir. Waterseeker is one of them. It’s special ability is hydrating adjacent desert tiles.</text:p>
      <text:p text:style-name="P2">Capo: Thank you Alpamish, you are a good advisor, soldier and friend.</text:p>
      <text:p text:style-name="P2"/>
      <text:p text:style-name="P6">Quest 2:</text:p>
      <text:p text:style-name="P10"><text:span text:style-name="T4">Alpamish: </text:span><text:span text:style-name="T5">Congratulations</text:span><text:span text:style-name="T4"> sir, High Commander wants to talk.</text:span></text:p>
      <text:p text:style-name="P2">Capo: Please connect us, space marine.</text:p>
      <text:p text:style-name="P2">Kutalmish: Good job, son, good job!</text:p>
      <text:p text:style-name="P2">Capo: Thank you sir.</text:p>
      <text:p text:style-name="P10"><text:span text:style-name="T4">Alpamish: Our connection has </text:span><text:span text:style-name="T5">been</text:span><text:span text:style-name="T4"> </text:span><text:span text:style-name="T5">cut </text:span><text:span text:style-name="T4">by a paras</text:span><text:span text:style-name="T5">i</text:span><text:span text:style-name="T4">te sir.</text:span></text:p>
      <text:p text:style-name="P10"><text:span text:style-name="T4">King Solomon: Well, hello! Are you the new </text:span><text:span text:style-name="T5">C</text:span><text:span text:style-name="T4">apo?</text:span></text:p>
      <text:p text:style-name="P2">Capo: Who are you?</text:p>
      <text:p text:style-name="P2">King Solomon: I am your chosen murderer.</text:p>
      <text:p text:style-name="P10"><text:span text:style-name="T4">Capo: Chosen? Who </text:span><text:span text:style-name="T5">sent </text:span><text:span text:style-name="T4">you?</text:span></text:p>
      <text:p text:style-name="P2">King Solomon: <text:span text:style-name="T11">Gamut</text:span> of course.</text:p>
      <text:p text:style-name="P10"><text:span text:style-name="T4">Capo: Wh</text:span><text:span text:style-name="T5">o’s </text:span><text:span text:style-name="T6">Gamut</text:span><text:span text:style-name="T4">?</text:span></text:p>
      <text:p text:style-name="P2">King Solomon: Big brother of <text:span text:style-name="T11">Turuk</text:span>.</text:p>
      <text:p text:style-name="P10"><text:span text:style-name="T4">Capo: How can </text:span><text:span text:style-name="T5">a</text:span><text:span text:style-name="T4"> god </text:span><text:span text:style-name="T5">have </text:span><text:span text:style-name="T4">a big brother? </text:span><text:span text:style-name="T6">Turuk</text:span><text:span text:style-name="T4"> is the one and only god </text:span><text:span text:style-name="T5">in</text:span><text:span text:style-name="T4"> my religion.</text:span></text:p>
      <text:p text:style-name="P10"><text:span text:style-name="T4">King Solomon: </text:span><text:span text:style-name="T5">That</text:span><text:span text:style-name="T4"> is </text:span><text:span text:style-name="T5">a </text:span><text:span text:style-name="T4">lie of </text:span><text:span text:style-name="T6">the Turukists</text:span><text:span text:style-name="T4">.</text:span></text:p>
      <text:p text:style-name="P10"><text:span text:style-name="T4">Capo: Ok. But why did you </text:span><text:span text:style-name="T5">cut </text:span><text:span text:style-name="T4">our connection.</text:span></text:p>
      <text:p text:style-name="P10"><text:span text:style-name="T4">Alpamish: He is </text:span><text:span text:style-name="T5">the </text:span><text:span text:style-name="T4">leader of a terrorist organ</text:span><text:span text:style-name="T5">ization</text:span><text:span text:style-name="T4"> named Union.</text:span></text:p>
      <text:p text:style-name="P2">King Solomon: Union of Chokka’s Holy Crusaders and 51st Century Saviors is not a terrorist organization!</text:p>
      <text:p text:style-name="P2">Capo: Ok. What do you want?</text:p>
      <text:p text:style-name="P10"><text:soft-page-break/><text:span text:style-name="T4">King Solomon: I just </text:span><text:span text:style-name="T5">activated a bioweapon.</text:span><text:span text:style-name="T4"> Your people are d</text:span><text:span text:style-name="T5">y</text:span><text:span text:style-name="T4">ing.</text:span></text:p>
      <text:p text:style-name="P10"><text:span text:style-name="T4">Capo: What!</text:span><text:span text:style-name="T5">?</text:span><text:span text:style-name="T4"> What is going on?</text:span></text:p>
      <text:p text:style-name="P10"><text:span text:style-name="T4">Alpamish: Oh no! He is telling </text:span><text:span text:style-name="T5">the </text:span><text:span text:style-name="T4">truth sir. You should acquire headache seeds to produce medicine.</text:span></text:p>
      <text:p text:style-name="P10"><text:span text:style-name="T4">Capo: Wait a minute. What is </text:span><text:span text:style-name="T5">a </text:span><text:span text:style-name="T4">headache?</text:span></text:p>
      <text:p text:style-name="P2">Alpamish: It is another kind of flower. 40 units of medicine is enough.</text:p>
      <text:p text:style-name="P2">Capo: I’m gonna acquire seeds from whom?</text:p>
      <text:p text:style-name="P2">Alpamish: <text:s/>There are some traders sir.</text:p>
      <text:p text:style-name="P2">Wasp: Hello, my Capo. I got gooood offers for you.</text:p>
      <text:p text:style-name="P2">Capo: Why did you cosplay like a bee?</text:p>
      <text:p text:style-name="P2">Wasp: I am The Wasp. Best trader in the Milky Way.</text:p>
      <text:p text:style-name="P2">Alpamish: You can’t trust him sir.</text:p>
      <text:p text:style-name="P2">Wasp: You are breaking my heart space-boy.</text:p>
      <text:p text:style-name="P2">Capo: I want to listen.</text:p>
      <text:p text:style-name="P2">Wasp: I have a pack of headache seeds just for 10 manat-lira.</text:p>
      <text:p text:style-name="P2">Capo: Thanks, wasp. I’ll think about it.</text:p>
      <text:p text:style-name="P2">Wasp: You can find me anytime you want sir!</text:p>
      <text:p text:style-name="P2">Jack: Hello, sir. I am Jack of all Trades. My friends call me Jack.</text:p>
      <text:p text:style-name="P2">Capo: Hello, Jack of all Trades. </text:p>
      <text:p text:style-name="P2">Jack: You are my friend, sir.</text:p>
      <text:p text:style-name="P2">Capo: Can I trust you Jack.</text:p>
      <text:p text:style-name="P2">Jack: Of course, you can.</text:p>
      <text:p text:style-name="P2">Alpamish: He is a reliable man sir.</text:p>
      <text:p text:style-name="P10"><text:span text:style-name="T4">Capo: Alright. What </text:span><text:span text:style-name="T5">do</text:span><text:span text:style-name="T4"> you </text:span><text:span text:style-name="T5">have </text:span><text:span text:style-name="T4">for me?</text:span></text:p>
      <text:p text:style-name="P2">Jack: I have a pack of headache seeds for 45 manat-lira.</text:p>
      <text:p text:style-name="P2">Alpamish: Will you bargain sir?</text:p>
      <text:p text:style-name="P2">Yes:</text:p>
      <text:p text:style-name="P8"><text:tab/>Capo: Wasp, sells it for 10ML.</text:p>
      <text:p text:style-name="P8"><text:tab/>Jack: He is a trickster, sir.</text:p>
      <text:p text:style-name="P10"><text:span text:style-name="T9"><text:tab/>Capo: Ok. I</text:span><text:span text:style-name="T4">’ll think about it.</text:span></text:p>
      <text:p text:style-name="P2">No:</text:p>
      <text:p text:style-name="P10"><text:span text:style-name="T9"><text:tab/>Capo: Ok. I</text:span><text:span text:style-name="T4">’ll think about it.</text:span></text:p>
      <text:p text:style-name="P2">Alpamish: <text:span text:style-name="T10">Who are you going to choose, sir?</text:span></text:p>
      <text:p text:style-name="P6"><text:soft-page-break/>Quest <text:span text:style-name="T11">3</text:span>:</text:p>
      <text:p text:style-name="P10"><text:span text:style-name="T4">Alpamish: You did well on </text:span><text:span text:style-name="T5">the</text:span><text:span text:style-name="T4"> shortage sir.</text:span></text:p>
      <text:p text:style-name="P2">Capo: Thanks, Alpamish.</text:p>
      <text:p text:style-name="P10"><text:span text:style-name="T4">Alpamish: I <text:s/></text:span><text:span text:style-name="T5">am </text:span><text:span text:style-name="T4">detect</text:span><text:span text:style-name="T5">ing</text:span><text:span text:style-name="T4"> </text:span><text:span text:style-name="T7">a</text:span><text:span text:style-name="T4"> strange signal sir.</text:span></text:p>
      <text:p text:style-name="P2">Capo: Show me.</text:p>
      <text:p text:style-name="P2">King Solomon: Hello bro!</text:p>
      <text:p text:style-name="P2">Capo: What do you want this time?</text:p>
      <text:p text:style-name="P10"><text:span text:style-name="T4">King Solomon: Nothing. </text:span><text:span text:style-name="T7">Just look at your </text:span><text:span text:style-name="T6">warehouse district.</text:span><text:span text:style-name="T7"> Solomon out.</text:span></text:p>
      <text:p text:style-name="P10"><text:span text:style-name="T4">Alpamish: Oh no!</text:span></text:p>
      <text:p text:style-name="P2">Capo: What???</text:p>
      <text:p text:style-name="P10"><text:span text:style-name="T4">Alpamish: </text:span><text:span text:style-name="T7">Our </text:span><text:span text:style-name="T6">warehouses</text:span><text:span text:style-name="T7"> have been razed to the ground, and soldiers got injured in the crossfire! We must work quick </text:span><text:span text:style-name="T6">on providing enough food and medicine to quick-start the repairs!</text:span></text:p>
      <text:p text:style-name="P2">Capo: What are we going to do?</text:p>
      <text:p text:style-name="P9"><text:span text:style-name="T1">Alpamish: </text:span><text:span text:style-name="T3">G</text:span><text:span text:style-name="T1">rowing 30 Headaches </text:span><text:span text:style-name="T3">and Sunlights </text:span><text:span text:style-name="T1">should be a start, sir!</text:span></text:p>
      <text:p text:style-name="P9"><text:span text:style-name="T1"/></text:p>
      <text:p text:style-name="P6">Quest <text:span text:style-name="T11">4</text:span>:</text:p>
      <text:p text:style-name="P2">Alpamish: Congratulations sir! <text:span text:style-name="T11">The repairs are complete. </text:span>We are very close to capturing Solomon.</text:p>
      <text:p text:style-name="P2">Capo: I support you with all my means.</text:p>
      <text:p text:style-name="P2">Alpamish: Sir, he is calling.</text:p>
      <text:p text:style-name="P2">Capo: Connect us please.</text:p>
      <text:p text:style-name="P2">King Solomon: Hellooo!</text:p>
      <text:p text:style-name="P2">Capo: What do you want again? I am coming for you!</text:p>
      <text:p text:style-name="P10"><text:span text:style-name="T4">King Solomon: So this is the sacred day huh? The glor</text:span><text:span text:style-name="T6">ious</text:span><text:span text:style-name="T4"> day </text:span><text:span text:style-name="T6">on </text:span><text:span text:style-name="T4">which our men shall fight! The men on </text:span><text:span text:style-name="T8">the </text:span><text:span text:style-name="T4">crusade </text:span><text:span text:style-name="T6">and </text:span><text:span text:style-name="T4">the men of duty </text:span><text:span text:style-name="T6">will battle each other for pride and honor!</text:span><text:span text:style-name="T4"> </text:span></text:p>
      <text:p text:style-name="P2">Capo: You are not warriors <text:span text:style-name="T11">Solomon</text:span>, you are terrorists.</text:p>
      <text:p text:style-name="P2">King Solomon: I am the chosen king, and my comrades are <text:span text:style-name="T11">the </text:span>king’s men!</text:p>
      <text:p text:style-name="P10"><text:span text:style-name="T4">Capo: We are living in </text:span><text:span text:style-name="T8">the</text:span><text:span text:style-name="T4"> 51st century. There </text:span><text:span text:style-name="T8">have been no kings for four thousand years</text:span><text:span text:style-name="T4">!</text:span></text:p>
      <text:p text:style-name="P2">King Solomon:…</text:p>
      <text:p text:style-name="P2">Capo: Hey, speak to me!</text:p>
      <text:p text:style-name="P2">Alpamish: He is out sir. And he and his army <text:span text:style-name="T11">are preparing to attack. </text:span></text:p>
      <text:p text:style-name="P2">Capo: Hurry, Alpamish. We are going to defeat them and capture Solomon.</text:p>
      <text:p text:style-name="P2">Alpamish: Oh no! Looks like they covered <text:span text:style-name="T11">the battlefield</text:span> with <text:span text:style-name="T11">biopoison!</text:span></text:p>
      <text:p text:style-name="P2">Capo: What will we do?</text:p>
      <text:p text:style-name="P10"><text:soft-page-break/><text:span text:style-name="T4">Alpamish: W</text:span><text:span text:style-name="T6">ith enough sunlight flowers and waterseekers, we can supply our soldiers with HAZMAT gear.</text:span><text:span text:style-name="T4"> We need at least 50 </text:span><text:span text:style-name="T6">sunlights </text:span><text:span text:style-name="T4">and </text:span><text:span text:style-name="T6">5</text:span><text:span text:style-name="T4">0 </text:span><text:span text:style-name="T6">waterseekers</text:span><text:span text:style-name="T4">!</text:span></text:p>
      <text:p text:style-name="P4">Capo: We can do it.</text:p>
      <text:p text:style-name="P4"><text:span text:style-name="T1"/></text:p>
      <text:p text:style-name="P7">Ending:</text:p>
      <text:p text:style-name="P11"><text:span text:style-name="T4">Alpamish: We did it sir! We did it. We captured Solomon and defeated the </text:span><text:span text:style-name="T8">U</text:span><text:span text:style-name="T4">nion.</text:span></text:p>
      <text:p text:style-name="P3">King Solomon: You cannot arrest me! You cannot arrest me. I am the chosen king of Chokka. Leave me, leave me!</text:p>
      <text:p text:style-name="P11"><text:span text:style-name="T4">Capo: Die lonely, </text:span><text:span text:style-name="T8">you </text:span><text:span text:style-name="T4">idiot!</text:span></text:p>
      <text:p text:style-name="P3">King Solomon: I’ll come back!</text:p>
      <text:p text:style-name="P11"><text:span text:style-name="T4">Alpamish: They </text:span><text:span text:style-name="T8">are</text:span><text:span text:style-name="T4"> gonna execute him sir. For treason! High commander is calling.</text:span></text:p>
      <text:p text:style-name="P3">Kutalmish: Congratulations, son. You are one of best Capo’s.</text:p>
      <text:p text:style-name="P5">Capo: Thank you high commander, 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7T00:27:15.852000000</dc:date>
    <meta:editing-duration>PT1M9S</meta:editing-duration>
    <meta:editing-cycles>2</meta:editing-cycles>
    <meta:generator>LibreOffice/6.2.2.2$Windows_X86_64 LibreOffice_project/2b840030fec2aae0fd2658d8d4f9548af4e3518d</meta:generator>
    <meta:document-statistic meta:table-count="0" meta:image-count="0" meta:object-count="0" meta:page-count="4" meta:paragraph-count="102" meta:word-count="889" meta:character-count="4912" meta:non-whitespace-character-count="4116"/>
  </office:meta>
</office:document-meta>
</file>